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officeooo:rsid="001be882" officeooo:paragraph-rsid="001be882"/>
    </style:style>
    <style:style style:name="P2" style:family="paragraph" style:parent-style-name="Standard">
      <style:text-properties officeooo:rsid="001ab5d0" officeooo:paragraph-rsid="001ab5d0"/>
    </style:style>
    <style:style style:name="T1" style:family="text">
      <style:text-properties officeooo:rsid="001ab5d0"/>
    </style:style>
    <style:style style:name="T2" style:family="text">
      <style:text-properties officeooo:rsid="001be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SFI 101: Introduction to Networking Essentials</text:h>
      <text:h text:style-name="Heading_20_2" text:outline-level="2">Homework Assignment 1: Understanding Basic Networking Concepts</text:h>
      <text:h text:style-name="P1" text:outline-level="2">Due Date: 09/03/2024 @ 11:59pm</text:h>
      <text:h text:style-name="Heading_20_3" text:outline-level="3">Objective:</text:h>
      <text:p text:style-name="Standard">• Introduce students to fundamental networking concepts.<text:line-break/>• Assess students’ understanding of key terms and their importance in the field of cybersecurity.</text:p>
      <text:h text:style-name="Heading_20_3" text:outline-level="3">Instructions:</text:h>
      <text:p text:style-name="Standard">• Answer all questions in complete sentences.<text:line-break/>• Submit your assignment through <text:span text:style-name="T2">Brightspace</text:span> by the due date.<text:line-break/>• Ensure that your name, course name, and assignment title are included in your submission.</text:p>
      <text:h text:style-name="Heading_20_3" text:outline-level="3">Part 1: Short Answer Questions</text:h>
      <text:p text:style-name="Standard">1. What is a network <text:span text:style-name="T1">and why do you think it’s important</text:span>?<text:line-break/>- Explain what a network is and give an example of a common type of network you might encounter in daily life.</text:p>
      <text:p text:style-name="Standard">2. What are the key components of a network? <text:span text:style-name="T1">Have you ever experienced a network issue before? </text:span><text:line-break/>- Identify and describe at least three key components of a network (e.g., routers, switches, network cables).</text:p>
      <text:p text:style-name="Standard">3. Explain the difference between a LAN and a WAN.<text:line-break/>- Describe the main differences between a Local Area Network (LAN) and a Wide Area Network (WAN), and provide an example of each.</text:p>
      <text:p text:style-name="Standard">4. What is an IP address, and why is it important in networking?<text:line-break/>- Define what an IP address is and discuss its role in identifying devices within a network.</text:p>
      <text:p text:style-name="Standard">5. What is the significance of the OSI model in networking?<text:line-break/>- Briefly describe the OSI (Open Systems Interconnection) model and explain why it is important for understanding how networks operate.</text:p>
      <text:p text:style-name="P2">6. What are some common ways you connect to the internet in your daily life?</text:p>
      <text:p text:style-name="P2">- State different ways you personally use the internet in your daily life. How does it effect you and why is it important to you? </text:p>
      <text:h text:style-name="Heading_20_3" text:outline-level="3"><text:soft-page-break/>Part 2: Practical Exercise</text:h>
      <text:p text:style-name="Standard"><text:span text:style-name="T1">7</text:span>. Research and List Networking Devices:<text:line-break/>- Research and list five different networking devices (e.g., router, modem, firewall). For each device, provide a brief description of its function and how it is used in a network.</text:p>
      <text:p text:style-name="Standard"><text:span text:style-name="T1">8</text:span>. Draw a Simple Network Diagram:<text:line-break/>- Draw a simple network diagram showing a small office network. Your diagram should include at least one router, one switch, and three devices (e.g., computers, printers). Label each component in your diagram.<text:line-break/>(Optional: You can use software like Microsoft Word, PowerPoint, or a free online tool like draw.io to create your diagram, or you can draw it by hand and submit a scanned copy or photo.)</text:p>
      <text:h text:style-name="Heading_20_3" text:outline-level="3">Part 3: Reflection</text:h>
      <text:p text:style-name="Standard"><text:span text:style-name="T1">9</text:span>. Why is networking knowledge <text:span text:style-name="T1">critically</text:span> important for cybersecurity?<text:line-break/>- Write a short paragraph (4-5 sentences) reflecting on the importance of understanding networking concepts for a career in cybersecurity. Include at least one example of how networking knowledge can be applied in a cybersecurity role.</text:p>
      <text:p text:style-name="P2">10. What concerns do you have about network security, either at home or in public places?- - - Write a short paragraph (4-5 sentences) reflecting on the importance of understanding the concerns of network security has for a career in cybersecurity. Include at least one example of how networking knowledge can be applied in a cybersecurity role.</text:p>
      <text:h text:style-name="Heading_20_3" text:outline-level="3">Submission Guidelines:</text:h>
      <text:p text:style-name="Standard">• Save your work as a single document with the filename "LastName_COMPSFI101_Homework1".<text:line-break/>• Submit the document in PDF or Word format.<text:line-break/>• Double-check that your answers are complete and that your diagram is clear and well-labeled.</text:p>
      <text:h text:style-name="Heading_20_3" text:outline-level="3">Grading Criteria:</text:h>
      <text:p text:style-name="Standard">• Accuracy: Correct and clear explanations of networking concepts.<text:line-break/>• Completeness: All parts of the assignment are completed as instructed.<text:line-break/>• Presentation: Work is neatly organized and easy to read, with proper labeling and formatt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3</meta:editing-cycles>
    <meta:creation-date>2013-12-23T23:15:00</meta:creation-date>
    <dc:date>2024-08-27T15:23:10.889531623</dc:date>
    <meta:editing-duration>PT6M1S</meta:editing-duration>
    <meta:generator>LibreOffice/24.2.5.2$Linux_X86_64 LibreOffice_project/d6e8b0f3fc6e8af2b00cf4969fd0d2fa45b9a62e</meta:generator>
    <meta:document-statistic meta:table-count="0" meta:image-count="0" meta:object-count="0" meta:page-count="2" meta:paragraph-count="25" meta:word-count="574" meta:character-count="3508" meta:non-whitespace-character-count="2957"/>
    <meta:user-defined meta:name="AppVersion">14.0000</meta:user-defined>
    <meta:template xlink:type="simple" xlink:actuate="onRequest" xlink:title="Normal.dotm" xlink:href=""/>
  </office:meta>
</office:document-meta>
</file>